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2386in" svg:height="4.0992in" svg:x="12.2276in" svg:y="0.1252in">
            <draw:object draw:notify-on-update-of-ranges="Sheet1.H4:Sheet1.H4 Sheet1.I5:Sheet1.I7 Sheet1.I4:Sheet1.I4 Sheet1.H5:Sheet1.H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7453in" svg:height="4.0996in" svg:x="0.737in" svg:y="4.737in">
            <draw:object draw:notify-on-update-of-ranges="Sheet1.B18:Sheet1.D18 Sheet1.I4:Sheet1.I4 Sheet1.B21:Sheet1.D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formula="of:=(110+150+175+205+290+350+300+225+175+160+150)/11" office:value-type="float" office:value="208.181818181818" calcext:value-type="float">
            <text:p>208.1818181818</text:p>
          </table:table-cell>
          <table:table-cell table:number-columns-repeated="10"/>
        </table:table-row>
        <table:table-row table:style-name="ro1">
          <table:table-cell/>
          <table:table-cell table:formula="of:=(10+13+16+18+20+21+20+18+15+13+12)/11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/>
          <table:table-cell table:formula="of:=25/19" office:value-type="float" office:value="1.31578947368421" calcext:value-type="float">
            <text:p>1.3157894737</text:p>
          </table:table-cell>
          <table:table-cell table:number-columns-repeated="5"/>
          <table:table-cell table:style-name="ce1" office:value-type="string" calcext:value-type="string">
            <text:p>vf</text:p>
          </table:table-cell>
          <table:table-cell table:style-name="ce1" office:value-type="string" calcext:value-type="string">
            <text:p>ut</text:p>
          </table:table-cell>
          <table:table-cell table:style-name="ce1" office:value-type="string" calcext:value-type="string">
            <text:p>u*</text:p>
          </table:table-cell>
          <table:table-cell table:style-name="ce1" table:number-columns-repeated="2"/>
        </table:table-row>
        <table:table-row table:style-name="ro1">
          <table:table-cell/>
          <table:table-cell table:formula="of:=SIN(3.14/6)" office:value-type="float" office:value="0.499770102643102" calcext:value-type="float">
            <text:p>0.4997701026</text:p>
          </table:table-cell>
          <table:table-cell table:number-columns-repeated="5"/>
          <table:table-cell table:style-name="ce1" office:value-type="float" office:value="0.84" calcext:value-type="float">
            <text:p>0.84</text:p>
          </table:table-cell>
          <table:table-cell table:style-name="ce2" table:formula="of:=16*[.B5]" office:value-type="float" office:value="7.99632164228964" calcext:value-type="float">
            <text:p>8.0</text:p>
          </table:table-cell>
          <table:table-cell table:style-name="ce3" table:formula="of:=[.H5]/[.I5]" office:value-type="float" office:value="0.105048300653334" calcext:value-type="float">
            <text:p>0.11</text:p>
          </table:table-cell>
          <table:table-cell table:style-name="ce1" table:number-columns-repeated="2"/>
        </table:table-row>
        <table:table-row table:style-name="ro1">
          <table:table-cell/>
          <table:table-cell table:formula="of:=SIN(3.14/4)" office:value-type="float" office:value="0.706825181105366" calcext:value-type="float">
            <text:p>0.7068251811</text:p>
          </table:table-cell>
          <table:table-cell table:number-columns-repeated="5"/>
          <table:table-cell table:style-name="ce1" office:value-type="float" office:value="1.16" calcext:value-type="float">
            <text:p>1.16</text:p>
          </table:table-cell>
          <table:table-cell table:style-name="ce2" table:formula="of:=16*[.B6]" office:value-type="float" office:value="11.3092028976859" calcext:value-type="float">
            <text:p>11.3</text:p>
          </table:table-cell>
          <table:table-cell table:style-name="ce3" table:formula="of:=[.H6]/[.I6]" office:value-type="float" office:value="0.102571331551348" calcext:value-type="float">
            <text:p>0.10</text:p>
          </table:table-cell>
          <table:table-cell table:style-name="ce1" table:number-columns-repeated="2"/>
        </table:table-row>
        <table:table-row table:style-name="ro1">
          <table:table-cell/>
          <table:table-cell table:formula="of:=SIN(3.14/3)" office:value-type="float" office:value="0.865759839492344" calcext:value-type="float">
            <text:p>0.8657598395</text:p>
          </table:table-cell>
          <table:table-cell table:number-columns-repeated="5"/>
          <table:table-cell table:style-name="ce1" office:value-type="float" office:value="1.32" calcext:value-type="float">
            <text:p>1.32</text:p>
          </table:table-cell>
          <table:table-cell table:style-name="ce2" table:formula="of:=16*[.B7]" office:value-type="float" office:value="13.8521574318775" calcext:value-type="float">
            <text:p>13.9</text:p>
          </table:table-cell>
          <table:table-cell table:style-name="ce3" table:formula="of:=[.H7]/[.I7]" office:value-type="float" office:value="0.0952920154489674" calcext:value-type="float">
            <text:p>0.10</text:p>
          </table:table-cell>
          <table:table-cell table:style-name="ce1" table:number-columns-repeated="2"/>
        </table:table-row>
        <table:table-row table:style-name="ro1" table:number-rows-repeated="2">
          <table:table-cell table:number-columns-repeated="7"/>
          <table:table-cell table:style-name="ce1" table:number-columns-repeated="5"/>
        </table:table-row>
        <table:table-row table:style-name="ro1">
          <table:table-cell/>
          <table:table-cell table:formula="of:=82/17" office:value-type="float" office:value="4.82352941176471" calcext:value-type="float">
            <text:p>4.8235294118</text:p>
          </table:table-cell>
          <table:table-cell table:number-columns-repeated="5"/>
          <table:table-cell table:style-name="ce1" table:number-columns-repeated="5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string" calcext:value-type="string">
            <text:p>ut at cl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x</text:p>
          </table:table-cell>
          <table:table-cell table:formula="of:=0.0572-0.0526" office:value-type="float" office:value="0.0046" calcext:value-type="float">
            <text:p>0.0046</text:p>
          </table:table-cell>
          <table:table-cell table:formula="of:=0.077-0.0635" office:value-type="float" office:value="0.0135" calcext:value-type="float">
            <text:p>0.0135</text:p>
          </table:table-cell>
          <table:table-cell table:formula="of:=0.108-0.0872" office:value-type="float" office:value="0.0208" calcext:value-type="float">
            <text:p>0.02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f</text:p>
          </table:table-cell>
          <table:table-cell table:formula="of:=[.B20]/30" office:value-type="float" office:value="0.000153333333333333" calcext:value-type="float">
            <text:p>0.0001533333</text:p>
          </table:table-cell>
          <table:table-cell table:formula="of:=[.C20]/30" office:value-type="float" office:value="0.00045" calcext:value-type="float">
            <text:p>0.00045</text:p>
          </table:table-cell>
          <table:table-cell table:formula="of:=[.D20]/30" office:value-type="float" office:value="0.000693333333333333" calcext:value-type="float">
            <text:p>0.00069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*</text:p>
          </table:table-cell>
          <table:table-cell table:formula="of:=[.B21]/[.B18]" office:value-type="float" office:value="0.0000153333333333333" calcext:value-type="float">
            <text:p>1.53333333333333E-005</text:p>
          </table:table-cell>
          <table:table-cell table:formula="of:=[.C21]/[.C18]" office:value-type="float" office:value="0.000015" calcext:value-type="float">
            <text:p>0.000015</text:p>
          </table:table-cell>
          <table:table-cell table:formula="of:=[.D21]/[.D18]" office:value-type="float" office:value="0.0000138666666666667" calcext:value-type="float">
            <text:p>1.38666666666667E-00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0:13:34.517000492</meta:creation-date>
    <dc:date>2018-05-16T15:55:37.385278620</dc:date>
    <meta:editing-duration>PT3H10M50S</meta:editing-duration>
    <meta:editing-cycles>3</meta:editing-cycles>
    <meta:generator>LibreOffice/4.2.8.2$Linux_X86_64 LibreOffice_project/420m0$Build-2</meta:generator>
    <meta:document-statistic meta:table-count="1" meta:cell-count="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2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text-properties fo:font-size="14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767cm" svg:height="10.413cm" xlink:href=".." xlink:type="simple" chart:class="chart:scatter" chart:style-name="ch1">
        <chart:plot-area chart:style-name="ch2" table:cell-range-address="Sheet1.H4:Sheet1.I7" chart:data-source-has-labels="row" svg:x="0.399cm" svg:y="0.154cm" svg:width="10.239cm" svg:height="8.175cm">
          <chartooo:coordinate-region svg:x="1.126cm" svg:y="0.353cm" svg:width="9.18cm" svg:height="7.32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7" chart:label-cell-address="Sheet1.I4:Sheet1.I4" chart:class="chart:scatter">
            <chart:domain table:cell-range-address="Sheet1.I5:Sheet1.I7"/>
            <chart:regression-curve chart:style-name="ch7">
              <chart:equation chart:display-equation="true" chart:display-r-square="true" svg:x="0.943cm" svg:y="8.596cm" chart:style-name="ch8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ut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9632164228964">
                <text:p>7.99632164228964</text:p>
                <draw:g>
                  <svg:desc>Sheet1.I5:Sheet1.I7</svg:desc>
                </draw:g>
              </table:table-cell>
              <table:table-cell office:value-type="float" office:value="0.84">
                <text:p>0.84</text:p>
                <draw:g>
                  <svg:desc>Sheet1.H5:Sheet1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3092028976859">
                <text:p>11.30920289768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8521574318775">
                <text:p>13.8521574318775</text:p>
              </table:table-cell>
              <table:table-cell office:value-type="float" office:value="1.32">
                <text:p>1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7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text-properties fo:font-size="14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94cm" svg:height="10.414cm" xlink:href=".." xlink:type="simple" chart:class="chart:scatter" chart:style-name="ch1">
        <chart:plot-area chart:style-name="ch2" table:cell-range-address="Sheet1.B18:Sheet1.D18 Sheet1.I4:Sheet1.I4 Sheet1.B21:Sheet1.D21" chart:data-source-has-labels="column" svg:x="0.243cm" svg:y="0.154cm" svg:width="13.912cm" svg:height="8.175cm">
          <chartooo:coordinate-region svg:x="1.526cm" svg:y="0.353cm" svg:width="12.442cm" svg:height="7.32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21:Sheet1.D21" chart:label-cell-address="Sheet1.I4:Sheet1.I4" chart:class="chart:scatter">
            <chart:domain table:cell-range-address="Sheet1.B18:Sheet1.D18"/>
            <chart:regression-curve chart:style-name="ch6">
              <chart:equation chart:display-equation="true" chart:display-r-square="true" svg:x="1.278cm" svg:y="8.597cm" chart:style-name="ch7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B18:Sheet1.D1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ut</text:p>
                <draw:g>
                  <svg:desc>Sheet1.I4:Sheet1.I4</svg:desc>
                </draw:g>
              </table:table-cell>
              <table:table-cell office:value-type="float" office:value="0.000153333333333333">
                <text:p>0.000153333333333333</text:p>
                <draw:g>
                  <svg:desc>Sheet1.B21:Sheet1.D21</svg:desc>
                </draw:g>
              </table:table-cell>
              <table:table-cell office:value-type="float" office:value="0.00045">
                <text:p>0.00045</text:p>
              </table:table-cell>
              <table:table-cell office:value-type="float" office:value="0.000693333333333333">
                <text:p>0.00069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